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D0000040300000214AACF2FB7.svm" manifest:media-type=""/>
  <manifest:file-entry manifest:full-path="Pictures/2000001D000004810000021497A97F36.svm" manifest:media-type=""/>
  <manifest:file-entry manifest:full-path="Pictures/2000000F000001EC000001D4EA97C36B.svm" manifest:media-type=""/>
  <manifest:file-entry manifest:full-path="Pictures/2000000F00000386000001D40D9DFBA6.svm" manifest:media-type=""/>
  <manifest:file-entry manifest:full-path="Pictures/2000002400000483000001E136E15A61.svm" manifest:media-type=""/>
  <manifest:file-entry manifest:full-path="Pictures/2000001D000003EB000001D4DF916838.svm" manifest:media-type=""/>
  <manifest:file-entry manifest:full-path="Pictures/2000000F000006C1000001D47ADC069B.svm" manifest:media-type=""/>
  <manifest:file-entry manifest:full-path="Pictures/200000160000029A00000214DD4A4B0C.svm" manifest:media-type=""/>
  <manifest:file-entry manifest:full-path="Pictures/2000002B000006280000021425B7386D.svm" manifest:media-type=""/>
  <manifest:file-entry manifest:full-path="Pictures/20000016000002C00000021471ADE5E1.svm" manifest:media-type=""/>
  <manifest:file-entry manifest:full-path="Pictures/20000016000002A300000214FC383F62.svm" manifest:media-type=""/>
  <manifest:file-entry manifest:full-path="Pictures/20000016000002A200000214FDF25F61.svm" manifest:media-type=""/>
  <manifest:file-entry manifest:full-path="Pictures/20000016000002E600000214825DF87D.svm" manifest:media-type=""/>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roid Sans2" svg:font-family="'Droid Sans'" style:font-family-generic="swiss" style:font-pitch="variable"/>
    <style:font-face style:name="Droid Sans1" svg:font-family="'Droid Sans'" style:font-adornments="Cursiva"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90c2" officeooo:paragraph-rsid="000690c2"/>
    </style:style>
    <style:style style:name="P2" style:family="paragraph" style:parent-style-name="Standard">
      <style:text-properties officeooo:rsid="00073050" officeooo:paragraph-rsid="00073050"/>
    </style:style>
    <style:style style:name="P3" style:family="paragraph" style:parent-style-name="Standard">
      <style:text-properties fo:font-size="10pt" officeooo:rsid="00073050" officeooo:paragraph-rsid="00073050" style:font-size-asian="8.75pt" style:font-size-complex="10pt"/>
    </style:style>
    <style:style style:name="P4" style:family="paragraph" style:parent-style-name="Standard">
      <style:text-properties fo:font-size="10pt" officeooo:rsid="000a5069" officeooo:paragraph-rsid="000a5069" style:font-size-asian="8.75pt" style:font-size-complex="10pt"/>
    </style:style>
    <style:style style:name="P5" style:family="paragraph" style:parent-style-name="Standard">
      <style:text-properties fo:font-size="10pt" officeooo:rsid="00085a65" officeooo:paragraph-rsid="00085a65" style:font-size-asian="10pt" style:font-size-complex="10pt"/>
    </style:style>
    <style:style style:name="P6" style:family="paragraph" style:parent-style-name="Standard">
      <style:text-properties fo:font-size="10pt" style:text-underline-style="none" officeooo:rsid="00130aeb" officeooo:paragraph-rsid="00130aeb" style:font-size-asian="10pt" style:font-size-complex="10pt"/>
    </style:style>
    <style:style style:name="P7" style:family="paragraph" style:parent-style-name="Standard">
      <style:text-properties fo:font-size="10pt" fo:font-style="normal" style:text-underline-style="none" fo:font-weight="normal" officeooo:rsid="00168022" officeooo:paragraph-rsid="00168022" style:font-size-asian="8.75pt" style:font-style-asian="normal" style:font-weight-asian="normal" style:font-size-complex="10pt" style:font-style-complex="normal" style:font-weight-complex="normal"/>
    </style:style>
    <style:style style:name="P8" style:family="paragraph" style:parent-style-name="Standard">
      <style:text-properties officeooo:rsid="00085a65" officeooo:paragraph-rsid="00085a65"/>
    </style:style>
    <style:style style:name="P9" style:family="paragraph" style:parent-style-name="Standard">
      <style:text-properties officeooo:rsid="0008d39d" officeooo:paragraph-rsid="0008d39d"/>
    </style:style>
    <style:style style:name="P10" style:family="paragraph" style:parent-style-name="Standard">
      <style:text-properties style:text-underline-style="none" officeooo:rsid="000a5069" officeooo:paragraph-rsid="000a5069"/>
    </style:style>
    <style:style style:name="P11" style:family="paragraph" style:parent-style-name="Standard">
      <style:text-properties style:text-underline-style="none" officeooo:rsid="000aa27d" officeooo:paragraph-rsid="000aa27d"/>
    </style:style>
    <style:style style:name="P12" style:family="paragraph" style:parent-style-name="Standard">
      <style:text-properties style:text-underline-style="none" officeooo:rsid="000b506f" officeooo:paragraph-rsid="000b506f"/>
    </style:style>
    <style:style style:name="P13" style:family="paragraph" style:parent-style-name="Standard">
      <style:text-properties style:text-underline-style="none" officeooo:rsid="0014c6f1" officeooo:paragraph-rsid="0014c6f1"/>
    </style:style>
    <style:style style:name="P14" style:family="paragraph" style:parent-style-name="Standard">
      <style:text-properties style:text-underline-style="none" officeooo:rsid="00168022" officeooo:paragraph-rsid="00168022"/>
    </style:style>
    <style:style style:name="P15" style:family="paragraph" style:parent-style-name="Standard">
      <style:text-properties style:text-underline-style="none" fo:font-weight="bold" officeooo:rsid="00168022" officeooo:paragraph-rsid="00168022" style:font-weight-asian="bold" style:font-weight-complex="bold"/>
    </style:style>
    <style:style style:name="P16" style:family="paragraph" style:parent-style-name="Standard">
      <style:text-properties style:text-underline-style="none" officeooo:rsid="00192424" officeooo:paragraph-rsid="00192424"/>
    </style:style>
    <style:style style:name="P17" style:family="paragraph" style:parent-style-name="Standard">
      <style:text-properties officeooo:paragraph-rsid="0014c6f1"/>
    </style:style>
    <style:style style:name="P18" style:family="paragraph" style:parent-style-name="Standard">
      <style:text-properties fo:font-style="normal" style:text-underline-style="none" fo:font-weight="bold" officeooo:rsid="00168022" officeooo:paragraph-rsid="00168022" style:font-style-asian="normal" style:font-weight-asian="bold" style:font-style-complex="normal" style:font-weight-complex="bold"/>
    </style:style>
    <style:style style:name="P19" style:family="paragraph" style:parent-style-name="Standard">
      <style:text-properties style:text-underline-style="none" officeooo:rsid="0014c6f1" officeooo:paragraph-rsid="0014c6f1"/>
    </style:style>
    <style:style style:name="P2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 style:family="paragraph">
      <style:paragraph-properties fo:text-align="center"/>
    </style:style>
    <style:style style:name="P22" style:family="paragraph">
      <style:paragraph-properties fo:margin-left="0cm" fo:margin-right="0cm" fo:margin-top="0cm" fo:margin-bottom="0cm" fo:line-height="100%" fo:text-indent="0cm"/>
    </style:style>
    <style:style style:name="P2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roid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a5069"/>
    </style:style>
    <style:style style:name="T2" style:family="text">
      <style:text-properties officeooo:rsid="000aa27d"/>
    </style:style>
    <style:style style:name="T3" style:family="text">
      <style:text-properties officeooo:rsid="000bd3b7"/>
    </style:style>
    <style:style style:name="T4" style:family="text">
      <style:text-properties style:text-underline-style="none" officeooo:rsid="00130aeb"/>
    </style:style>
    <style:style style:name="T5" style:family="text">
      <style:text-properties style:text-underline-style="none" officeooo:rsid="0014c6f1"/>
    </style:style>
    <style:style style:name="T6" style:family="text">
      <style:text-properties officeooo:rsid="00192424"/>
    </style:style>
    <style:style style:name="T7" style:family="text">
      <style:text-properties officeooo:rsid="00192424" fo:background-color="#ffff00" loext:char-shading-value="0"/>
    </style:style>
    <style:style style:name="T8" style:family="text">
      <style:text-properties officeooo:rsid="001a6d2d"/>
    </style:style>
    <style:style style:name="T9" style:family="text">
      <style:text-properties officeooo:rsid="001dc5da"/>
    </style:style>
    <style:style style:name="T10" style:family="text">
      <style:text-properties fo:font-variant="normal" fo:text-transform="none" style:use-window-font-color="true" style:text-outline="false" style:text-line-through-style="none" style:text-line-through-type="none" style:font-name="Droid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b2b2b2"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9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uido</text:p>
      <text:p text:style-name="P3">Ruido térmico </text:p>
      <text:p text:style-name="P3">El ruido <text:span text:style-name="T1">térmico</text:span> generado por un resistor <text:span text:style-name="T1">a una temperatura T (Kelvin) </text:span>e<text:span text:style-name="T1">s</text:span> proporcional kTG donde k es la constante de Boltzmann y G es la conductancia del resistor.</text:p>
      <text:p text:style-name="P3">La densidad de potencia (expresada en W/Hz) de ruido en forma de fuente de corriente</text:p>
      <text:p text:style-name="P3"/>
      <text:p text:style-name="P3"><draw:frame draw:style-name="fr2" draw:name="Objeto1" text:anchor-type="as-char" svg:y="-0.321cm" svg:width="2.118cm" svg:height="0.45cm" draw:z-index="0"><draw:object xlink:href="./Object 1" xlink:type="simple" xlink:show="embed" xlink:actuate="onLoad"/><draw:image xlink:href="./ObjectReplacements/Object 1" xlink:type="simple" xlink:show="embed" xlink:actuate="onLoad"/></draw:frame></text:p>
      <text:p text:style-name="P4">Si hay acoplamiento entre la fuente de ruido y el DUT, este valor es independiente de la resistencia, resulta entonces igua<draw:frame draw:style-name="fr2" draw:name="Objeto21" text:anchor-type="as-char" svg:y="-0.316cm" svg:width="0.787cm" svg:height="0.392cm" draw:z-index="36"><draw:object xlink:href="./Object 21" xlink:type="simple" xlink:show="embed" xlink:actuate="onLoad"/><draw:image xlink:href="./ObjectReplacements/Object 21" xlink:type="simple" xlink:show="embed" xlink:actuate="onLoad"/><svg:desc>fórmula</svg:desc></draw:frame>. El valor , a la temperatura de referencia de la IEEE de 290 K es de <draw:frame draw:style-name="fr2" draw:name="Objeto22" text:anchor-type="as-char" svg:y="-0.512cm" svg:width="3.276cm" svg:height="0.822cm" draw:z-index="37"><draw:object xlink:href="./Object 22" xlink:type="simple" xlink:show="embed" xlink:actuate="onLoad"/><draw:image xlink:href="./ObjectReplacements/Object 22" xlink:type="simple" xlink:show="embed" xlink:actuate="onLoad"/><svg:desc>fórmula</svg:desc></draw:frame>, <text:span text:style-name="T2">Watts por cada Hz de ancho de banda (</text:span><text:span text:style-name="T2"><draw:frame draw:style-name="fr2" draw:name="Objeto23" text:anchor-type="as-char" svg:y="-0.512cm" svg:width="2.177cm" svg:height="0.822cm" draw:z-index="39"><draw:object xlink:href="./Object 23" xlink:type="simple" xlink:show="embed" xlink:actuate="onLoad"/><draw:image xlink:href="./ObjectReplacements/Object 23" xlink:type="simple" xlink:show="embed" xlink:actuate="onLoad"/><svg:desc>fórmula</svg:desc></draw:frame></text:span><text:span text:style-name="T2">).</text:span></text:p>
      <text:p text:style-name="P4"/>
      <text:p text:style-name="P3"><text:span text:style-name="T8">Así</text:span> pues, el ruido expresado en forma de fuente de voltaje es:</text:p>
      <text:p text:style-name="P3"/>
      <text:p text:style-name="P3"><draw:frame draw:style-name="fr2" draw:name="Objeto2" text:anchor-type="as-char" svg:y="-0.323cm" svg:width="1.647cm" svg:height="0.452cm" draw:z-index="1"><draw:object xlink:href="./Object 2" xlink:type="simple" xlink:show="embed" xlink:actuate="onLoad"/><draw:image xlink:href="./ObjectReplacements/Object 2" xlink:type="simple" xlink:show="embed" xlink:actuate="onLoad"/><svg:desc>fórmula</svg:desc></draw:frame></text:p>
      <text:p text:style-name="P3">donde R es el valor de resistencia pues la densidad de potencia de la fuente de voltaje de ruido es:</text:p>
      <text:p text:style-name="P3"><draw:frame draw:style-name="fr2" draw:name="Objeto3" text:anchor-type="as-char" svg:y="-0.323cm" svg:width="2.141cm" svg:height="0.452cm" draw:z-index="2"><draw:object xlink:href="./Object 3" xlink:type="simple" xlink:show="embed" xlink:actuate="onLoad"/><draw:image xlink:href="./ObjectReplacements/Object 3" xlink:type="simple" xlink:show="embed" xlink:actuate="onLoad"/><svg:desc>fórmula</svg:desc></draw:frame></text:p>
      <text:p text:style-name="P3">La potencia total de ruido, en Watts, en una banda de frecuencia<draw:frame draw:style-name="fr2" draw:name="Objeto4" text:anchor-type="as-char" svg:y="-0.316cm" svg:width="0.64cm" svg:height="0.392cm" draw:z-index="3"><draw:object xlink:href="./Object 4" xlink:type="simple" xlink:show="embed" xlink:actuate="onLoad"/><draw:image xlink:href="./ObjectReplacements/Object 4" xlink:type="simple" xlink:show="embed" xlink:actuate="onLoad"/></draw:frame> es:</text:p>
      <text:p text:style-name="P3"><draw:frame draw:style-name="fr2" draw:name="Objeto5" text:anchor-type="as-char" svg:y="-0.323cm" svg:width="2.589cm" svg:height="0.452cm" draw:z-index="4"><draw:object xlink:href="./Object 5" xlink:type="simple" xlink:show="embed" xlink:actuate="onLoad"/><draw:image xlink:href="./ObjectReplacements/Object 5" xlink:type="simple" xlink:show="embed" xlink:actuate="onLoad"/><svg:desc>fórmula</svg:desc></draw:frame></text:p>
      <text:p text:style-name="P3"><draw:frame draw:style-name="fr2" draw:name="Objeto6" text:anchor-type="as-char" svg:y="-0.316cm" svg:width="2.305cm" svg:height="0.392cm" draw:z-index="5"><draw:object xlink:href="./Object 6" xlink:type="simple" xlink:show="embed" xlink:actuate="onLoad"/><draw:image xlink:href="./ObjectReplacements/Object 6" xlink:type="simple" xlink:show="embed" xlink:actuate="onLoad"/><svg:desc>fórmula</svg:desc></draw:frame></text:p>
      <text:p text:style-name="P3">Este valor, <draw:frame draw:style-name="fr2" draw:name="Objeto7" text:anchor-type="as-char" svg:y="-0.316cm" svg:width="0.714cm" svg:height="0.392cm" draw:z-index="6"><draw:object xlink:href="./Object 7" xlink:type="simple" xlink:show="embed" xlink:actuate="onLoad"/><draw:image xlink:href="./ObjectReplacements/Object 7" xlink:type="simple" xlink:show="embed" xlink:actuate="onLoad"/><svg:desc>fórmula</svg:desc></draw:frame><text:span text:style-name="T3">también</text:span> representa el valor <text:span text:style-name="T3">cuadrático</text:span> medio de <draw:frame draw:style-name="fr2" draw:name="Objeto8" text:anchor-type="as-char" svg:y="-0.323cm" svg:width="0.914cm" svg:height="0.452cm" draw:z-index="7"><draw:object xlink:href="./Object 8" xlink:type="simple" xlink:show="embed" xlink:actuate="onLoad"/><draw:image xlink:href="./ObjectReplacements/Object 8" xlink:type="simple" xlink:show="embed" xlink:actuate="onLoad"/><svg:desc>fórmula</svg:desc></draw:frame>:</text:p>
      <text:p text:style-name="P3"><draw:frame draw:style-name="fr2" draw:name="Objeto9" text:anchor-type="as-char" svg:y="-0.37cm" svg:width="2.062cm" svg:height="0.499cm" draw:z-index="8"><draw:object xlink:href="./Object 9" xlink:type="simple" xlink:show="embed" xlink:actuate="onLoad"/><draw:image xlink:href="./ObjectReplacements/Object 9" xlink:type="simple" xlink:show="embed" xlink:actuate="onLoad"/><svg:desc>fórmula</svg:desc></draw:frame></text:p>
      <text:p text:style-name="P3"/>
      <text:p text:style-name="P1">Figura de Ruido</text:p>
      <text:p text:style-name="P5">Una definición de figura de ruido, medido en un dispositivo -el dispositivo bajo prueba DUT- es la siguiente:</text:p>
      <text:p text:style-name="P5"><draw:frame draw:style-name="fr2" draw:name="Objeto10" text:anchor-type="as-char" svg:y="-0.572cm" svg:width="5.789cm" svg:height="0.94cm" draw:z-index="9"><draw:object xlink:href="./Object 10" xlink:type="simple" xlink:show="embed" xlink:actuate="onLoad"/><draw:image xlink:href="./ObjectReplacements/Object 10" xlink:type="simple" xlink:show="embed" xlink:actuate="onLoad"/><svg:desc>fórmula</svg:desc></draw:frame></text:p>
      <text:p text:style-name="P5">Donde <draw:frame draw:style-name="fr2" draw:name="Objeto12" text:anchor-type="as-char" svg:y="-0.323cm" svg:width="1.221cm" svg:height="0.452cm" draw:z-index="21"><draw:object xlink:href="./Object 12" xlink:type="simple" xlink:show="embed" xlink:actuate="onLoad"/><draw:image xlink:href="./ObjectReplacements/Object 12" xlink:type="simple" xlink:show="embed" xlink:actuate="onLoad"/><svg:desc>fórmula</svg:desc></draw:frame>representa el ruido total a la salida del DUT:</text:p>
      <text:p text:style-name="P5"><draw:frame draw:style-name="fr2" draw:name="Objeto11" text:anchor-type="as-char" svg:y="-0.323cm" svg:width="3.845cm" svg:height="0.452cm" draw:z-index="10"><draw:object xlink:href="./Object 11" xlink:type="simple" xlink:show="embed" xlink:actuate="onLoad"/><draw:image xlink:href="./ObjectReplacements/Object 11" xlink:type="simple" xlink:show="embed" xlink:actuate="onLoad"/></draw:frame></text:p>
      <text:p text:style-name="P9">Donde <draw:frame draw:style-name="fr2" draw:name="Objeto14" text:anchor-type="as-char" svg:y="-0.323cm" svg:width="1.244cm" svg:height="0.452cm" draw:z-index="20"><draw:object xlink:href="./Object 14" xlink:type="simple" xlink:show="embed" xlink:actuate="onLoad"/><draw:image xlink:href="./ObjectReplacements/Object 14" xlink:type="simple" xlink:show="embed" xlink:actuate="onLoad"/><svg:desc>fórmula</svg:desc></draw:frame>es el ruido de la fuente reflejado en la salida y<draw:frame draw:style-name="fr2" draw:name="Objeto15" text:anchor-type="as-char" svg:y="-0.323cm" svg:width="1.266cm" svg:height="0.452cm" draw:z-index="38"><draw:object xlink:href="./Object 15" xlink:type="simple" xlink:show="embed" xlink:actuate="onLoad"/><draw:image xlink:href="./ObjectReplacements/Object 15" xlink:type="simple" xlink:show="embed" xlink:actuate="onLoad"/></draw:frame>representa el ruido propio del DUT agregado a su salida.</text:p>
      <text:p text:style-name="P9"/>
      <text:p text:style-name="P8">Así pues la figura de ruido resulta:</text:p>
      <text:p text:style-name="P8"><draw:frame draw:style-name="fr2" draw:name="Objeto13" text:anchor-type="as-char" svg:y="-0.579cm" svg:width="3.149cm" svg:height="0.954cm" draw:z-index="12"><draw:object xlink:href="./Object 13" xlink:type="simple" xlink:show="embed" xlink:actuate="onLoad"/><draw:image xlink:href="./ObjectReplacements/Object 13" xlink:type="simple" xlink:show="embed" xlink:actuate="onLoad"/><svg:desc>fórmula</svg:desc></draw:frame></text:p>
      <text:p text:style-name="P8"><draw:frame draw:style-name="fr2" draw:name="Objeto16" text:anchor-type="as-char" svg:y="-0.579cm" svg:width="2.295cm" svg:height="0.954cm" draw:z-index="15"><draw:object xlink:href="./Object 16" xlink:type="simple" xlink:show="embed" xlink:actuate="onLoad"/><draw:image xlink:href="./ObjectReplacements/Object 16" xlink:type="simple" xlink:show="embed" xlink:actuate="onLoad"/><svg:desc>fórmula</svg:desc></draw:frame></text:p>
      <text:p text:style-name="P10">Esta expresión se puede reacomodar para obtener la clásica definición de figura de ruido. Utilizando las siguientes ecuaciones</text:p>
      <text:p text:style-name="P10"><draw:frame draw:style-name="fr2" draw:name="Objeto17" text:anchor-type="as-char" svg:y="-0.392cm" svg:width="3.401cm" svg:height="0.52cm" draw:z-index="16"><draw:object xlink:href="./Object 17" xlink:type="simple" xlink:show="embed" xlink:actuate="onLoad"/><draw:image xlink:href="./ObjectReplacements/Object 17" xlink:type="simple" xlink:show="embed" xlink:actuate="onLoad"/><svg:desc>fórmula</svg:desc></draw:frame></text:p>
      <text:p text:style-name="P10"><draw:frame draw:style-name="fr2" draw:name="Objeto18" text:anchor-type="as-char" svg:y="-0.392cm" svg:width="3.602cm" svg:height="0.52cm" draw:z-index="17"><draw:object xlink:href="./Object 18" xlink:type="simple" xlink:show="embed" xlink:actuate="onLoad"/><draw:image xlink:href="./ObjectReplacements/Object 18" xlink:type="simple" xlink:show="embed" xlink:actuate="onLoad"/><svg:desc>fórmula</svg:desc></draw:frame></text:p>
      <text:p text:style-name="P10">Sustituyendo estas ecuaciones en la expresión para F, se tiene:</text:p>
      <text:p text:style-name="P10"><draw:frame draw:style-name="fr2" draw:name="Objeto19" text:anchor-type="as-char" svg:y="-0.579cm" svg:width="5.526cm" svg:height="1.455cm" draw:z-index="18"><draw:object xlink:href="./Object 19" xlink:type="simple" xlink:show="embed" xlink:actuate="onLoad"/><draw:image xlink:href="./ObjectReplacements/Object 19" xlink:type="simple" xlink:show="embed" xlink:actuate="onLoad"/><svg:desc>fórmula</svg:desc></draw:frame></text:p>
      <text:p text:style-name="P10">Reacomodando se tiene:</text:p>
      <text:p text:style-name="P10"><draw:frame draw:style-name="fr2" draw:name="Objeto20" text:anchor-type="as-char" svg:y="-1.067cm" svg:width="2.801cm" svg:height="1.933cm" draw:z-index="19"><draw:object xlink:href="./Object 20" xlink:type="simple" xlink:show="embed" xlink:actuate="onLoad"/><draw:image xlink:href="./ObjectReplacements/Object 20" xlink:type="simple" xlink:show="embed" xlink:actuate="onLoad"/><svg:desc>fórmula</svg:desc></draw:frame></text:p>
      <text:p text:style-name="P11">Temperatura de ruido efectiva o equivalente.</text:p>
      <text:p text:style-name="P11"><text:soft-page-break/>El ruido total presente a la salida de un amplificador (o DUT), aunque no sea de naturaleza térmica pero si aleatoria, puede considerarse como tal y ser referido a la entrada del mismo. Si el ruido total a la salida de un amplificador de ganancia <draw:frame draw:style-name="fr2" draw:name="Objeto25" text:anchor-type="as-char" svg:y="-0.316cm" svg:width="0.466cm" svg:height="0.392cm" draw:z-index="23"><draw:object xlink:href="./Object 25" xlink:type="simple" xlink:show="embed" xlink:actuate="onLoad"/><draw:image xlink:href="./ObjectReplacements/Object 25" xlink:type="simple" xlink:show="embed" xlink:actuate="onLoad"/><svg:desc>fórmula</svg:desc></draw:frame> y ancho de banda <draw:frame draw:style-name="fr2" draw:name="Objeto26" text:anchor-type="as-char" svg:y="-0.316cm" svg:width="0.439cm" svg:height="0.392cm" draw:z-index="24"><draw:object xlink:href="./Object 26" xlink:type="simple" xlink:show="embed" xlink:actuate="onLoad"/><draw:image xlink:href="./ObjectReplacements/Object 26" xlink:type="simple" xlink:show="embed" xlink:actuate="onLoad"/><svg:desc>fórmula</svg:desc></draw:frame>es , <draw:frame draw:style-name="fr2" draw:name="Objeto24" text:anchor-type="as-char" svg:y="-0.316cm" svg:width="0.603cm" svg:height="0.445cm" draw:z-index="25"><draw:object xlink:href="./Object 24" xlink:type="simple" xlink:show="embed" xlink:actuate="onLoad"/><draw:image xlink:href="./ObjectReplacements/Object 24" xlink:type="simple" xlink:show="embed" xlink:actuate="onLoad"/><svg:desc>fórmula</svg:desc></draw:frame>entonces considerando que este ruido es proveniente de un resistor a temperatura ficticia <draw:frame draw:style-name="fr2" draw:name="Objeto27" text:anchor-type="as-char" svg:y="-0.316cm" svg:width="0.54cm" svg:height="0.445cm" draw:z-index="26"><draw:object xlink:href="./Object 27" xlink:type="simple" xlink:show="embed" xlink:actuate="onLoad"/><draw:image xlink:href="./ObjectReplacements/Object 27" xlink:type="simple" xlink:show="embed" xlink:actuate="onLoad"/><svg:desc>fórmula</svg:desc></draw:frame>a la entrada del amplificador, se tiene:</text:p>
      <text:p text:style-name="P11"/>
      <text:p text:style-name="P10"><draw:frame draw:style-name="fr2" draw:name="Objeto28" text:anchor-type="as-char" svg:y="-0.316cm" svg:width="1.931cm" svg:height="0.445cm" draw:z-index="27"><draw:object xlink:href="./Object 28" xlink:type="simple" xlink:show="embed" xlink:actuate="onLoad"/><draw:image xlink:href="./ObjectReplacements/Object 28" xlink:type="simple" xlink:show="embed" xlink:actuate="onLoad"/><svg:desc>fórmula</svg:desc></draw:frame></text:p>
      <text:p text:style-name="P11">Despejando <draw:frame draw:style-name="fr2" draw:name="Objeto29" text:anchor-type="as-char" svg:y="-0.316cm" svg:width="0.54cm" svg:height="0.445cm" draw:z-index="28"><draw:object xlink:href="./Object 29" xlink:type="simple" xlink:show="embed" xlink:actuate="onLoad"/><draw:image xlink:href="./ObjectReplacements/Object 29" xlink:type="simple" xlink:show="embed" xlink:actuate="onLoad"/><svg:desc>fórmula</svg:desc></draw:frame>, la temperatura equivalente de ruido se llega a:</text:p>
      <text:p text:style-name="P11"><draw:frame draw:style-name="fr2" draw:name="Objeto30" text:anchor-type="as-char" svg:y="-0.572cm" svg:width="1.549cm" svg:height="0.887cm" draw:z-index="29"><draw:object xlink:href="./Object 30" xlink:type="simple" xlink:show="embed" xlink:actuate="onLoad"/><draw:image xlink:href="./ObjectReplacements/Object 30" xlink:type="simple" xlink:show="embed" xlink:actuate="onLoad"/><svg:desc>fórmula</svg:desc></draw:frame></text:p>
      <text:p text:style-name="P11">La figura de ruido se puede expresar a través de la temperatura equivalente de ruido:</text:p>
      <text:p text:style-name="P11"><draw:frame draw:style-name="fr2" draw:name="Objeto31" text:anchor-type="as-char" svg:y="-0.572cm" svg:width="1.588cm" svg:height="0.94cm" draw:z-index="30"><draw:object xlink:href="./Object 31" xlink:type="simple" xlink:show="embed" xlink:actuate="onLoad"/><draw:image xlink:href="./ObjectReplacements/Object 31" xlink:type="simple" xlink:show="embed" xlink:actuate="onLoad"/><svg:desc>fórmula</svg:desc></draw:frame></text:p>
      <text:p text:style-name="P11"><draw:frame draw:style-name="fr2" draw:name="Objeto32" text:anchor-type="as-char" svg:y="-0.323cm" svg:width="2.201cm" svg:height="0.452cm" draw:z-index="31"><draw:object xlink:href="./Object 32" xlink:type="simple" xlink:show="embed" xlink:actuate="onLoad"/><draw:image xlink:href="./ObjectReplacements/Object 32" xlink:type="simple" xlink:show="embed" xlink:actuate="onLoad"/><svg:desc>fórmula</svg:desc></draw:frame></text:p>
      <text:p text:style-name="P12">Medición de figura de ruido. El factor Y.</text:p>
      <text:p text:style-name="P6">Cuando a un dispositivo lineal de dos puertos se alimenta con una fuente de ruido térmico a una temperatura TS, la potencia <text:s/>medida a su salida puede representarse como:</text:p>
      <text:p text:style-name="P6"><draw:frame draw:style-name="fr2" draw:name="Objeto33" text:anchor-type="as-char" svg:y="-0.316cm" svg:width="2.408cm" svg:height="0.445cm" draw:z-index="40"><draw:object xlink:href="./Object 33" xlink:type="simple" xlink:show="embed" xlink:actuate="onLoad"/><draw:image xlink:href="./ObjectReplacements/Object 33" xlink:type="simple" xlink:show="embed" xlink:actuate="onLoad"/><svg:desc>fórmula</svg:desc></draw:frame></text:p>
      <text:p text:style-name="P6">En donde Na representa el ruido interno generado por el propio dispositivo y el termino kGBTS representa el ruido témico de la fuente a la salida. Esta ecuación representa la ecuación de una recta, donde la potencia de salida depende de manera lineal de la temperatura de la fuente TS.</text:p>
      <text:p text:style-name="P12"><draw:frame draw:style-name="fr1" draw:name="Marco1" text:anchor-type="paragraph" svg:x="8.068cm" svg:y="0.182cm" svg:width="7.648cm" draw:z-index="11"><draw:text-box fo:min-height="5.302cm"><text:p text:style-name="Drawing"><draw:g text:anchor-type="paragraph" draw:z-index="13" draw:style-name="gr1"><draw:line draw:style-name="gr2" draw:text-style-name="P20" svg:x1="0.65cm" svg:y1="4.494cm" svg:x2="0.65cm" svg:y2="0.494cm"><text:p/></draw:line><draw:line draw:style-name="gr2" draw:text-style-name="P20" svg:x1="0.65cm" svg:y1="4.494cm" svg:x2="6.65cm" svg:y2="4.494cm"><text:p/></draw:line><draw:line draw:style-name="gr3" draw:text-style-name="P20" svg:x1="0.65cm" svg:y1="3.594cm" svg:x2="5.75cm" svg:y2="1.094cm"><text:p/></draw:line><draw:frame draw:style-name="gr4" draw:text-style-name="P21" svg:width="0.657cm" svg:height="0.447cm" svg:x="0cm" svg:y="3.293cm"><draw:image xlink:href="Pictures/20000016000002E600000214825DF87D.svm" xlink:type="simple" xlink:show="embed" xlink:actuate="onLoad"><text:p/></draw:image></draw:frame><draw:custom-shape draw:style-name="gr5" draw:text-style-name="P20" svg:width="0.202cm" svg:height="0.2cm" svg:x="4.65cm" svg:y="1.494cm"><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style-name="gr5" draw:text-style-name="P20" svg:width="0.202cm" svg:height="0.2cm" svg:x="2.05cm" svg:y="2.794cm"><text:p/><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draw:style-name="gr4" draw:text-style-name="P21" svg:width="0.599cm" svg:height="0.445cm" svg:x="1.773cm" svg:y="2.194cm"><draw:image xlink:href="Pictures/20000016000002A200000214FDF25F61.svm" xlink:type="simple" xlink:show="embed" xlink:actuate="onLoad"><text:p/></draw:image></draw:frame><draw:frame draw:style-name="gr4" draw:text-style-name="P21" svg:width="0.599cm" svg:height="0.447cm" svg:x="4.35cm" svg:y="0.954cm"><draw:image xlink:href="Pictures/20000016000002A300000214FC383F62.svm" xlink:type="simple" xlink:show="embed" xlink:actuate="onLoad"><text:p/></draw:image></draw:frame><draw:line draw:style-name="gr3" draw:text-style-name="P20" svg:x1="2.15cm" svg:y1="4.394cm" svg:x2="2.15cm" svg:y2="4.694cm"><text:p/></draw:line><draw:line draw:style-name="gr3" draw:text-style-name="P20" svg:x1="4.95cm" svg:y1="4.394cm" svg:x2="4.95cm" svg:y2="4.694cm"><text:p/></draw:line><draw:frame draw:style-name="gr4" draw:text-style-name="P21" svg:width="0.629cm" svg:height="0.445cm" svg:x="4.771cm" svg:y="4.794cm"><draw:image xlink:href="Pictures/20000016000002C00000021471ADE5E1.svm" xlink:type="simple" xlink:show="embed" xlink:actuate="onLoad"><text:p/></draw:image></draw:frame><draw:frame draw:style-name="gr4" draw:text-style-name="P21" svg:width="0.593cm" svg:height="0.447cm" svg:x="1.951cm" svg:y="4.854cm"><draw:image xlink:href="Pictures/200000160000029A00000214DD4A4B0C.svm" xlink:type="simple" xlink:show="embed" xlink:actuate="onLoad"><text:p/></draw:image></draw:frame><draw:frame draw:style-name="gr4" draw:text-style-name="P21" svg:width="0.996cm" svg:height="0.396cm" svg:x="6.652cm" svg:y="4.293cm"><draw:image xlink:href="Pictures/2000002400000483000001E136E15A61.svm" xlink:type="simple" xlink:show="embed" xlink:actuate="onLoad"><text:p/></draw:image></draw:frame><draw:frame draw:style-name="gr4" draw:text-style-name="P21" svg:width="1.484cm" svg:height="0.391cm" svg:x="0.15cm" svg:y="0cm"><draw:image xlink:href="Pictures/2000000F000006C1000001D47ADC069B.svm" xlink:type="simple" xlink:show="embed" xlink:actuate="onLoad"><text:p/></draw:image></draw:frame></draw:g>Potencia de ruido a la salida del DUT contar temperatura</text:p></draw:text-box></draw:frame><draw:g text:anchor-type="paragraph" draw:z-index="22" draw:style-name="gr13"><draw:line draw:style-name="gr8" draw:text-style-name="P20" svg:x1="5.089cm" svg:y1="1.891cm" svg:x2="6.489cm" svg:y2="1.891cm"><text:p/></draw:line><draw:custom-shape draw:style-name="gr7" draw:text-style-name="P20" svg:width="1.5cm" svg:height="1.521cm" draw:transform="rotate (1.5707963267949) translate (3.59127777777778cm 2.64583333333333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 draw:text-style-name="P21" svg:width="0.495cm" svg:height="0.475cm" svg:x="5.911cm" svg:y="2.11cm"><draw:image xlink:href="Pictures/2000000F000001EC000001D4EA97C36B.svm" xlink:type="simple" xlink:show="embed" xlink:actuate="onLoad"><text:p/></draw:image></draw:frame><draw:g draw:style-name="gr14"><draw:custom-shape draw:style-name="gr7" draw:text-style-name="P20" svg:width="0.789cm" svg:height="0.791cm" svg:x="1.852cm" svg:y="2.40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20" svg:x1="2.261cm" svg:y1="1.839cm" svg:x2="3.581cm" svg:y2="1.839cm"><text:p/></draw:line><draw:line draw:style-name="gr9" draw:text-style-name="P20" svg:x1="2.271cm" svg:y1="2.431cm" svg:x2="2.271cm" svg:y2="1.831cm"><text:p/></draw:line><draw:line draw:style-name="gr9" draw:text-style-name="P20" svg:x1="1.981cm" svg:y1="4.059cm" svg:x2="2.591cm" svg:y2="4.059cm"><text:p/></draw:line><draw:line draw:style-name="gr9" draw:text-style-name="P20" svg:x1="2.271cm" svg:y1="3.209cm" svg:x2="2.271cm" svg:y2="4.039cm"><text:p/></draw:line><draw:frame draw:style-name="gr10" draw:text-style-name="P23" svg:width="2.8cm" svg:height="1.064cm" svg:x="-0.099cm" svg:y="2.239cm"><draw:text-box><text:p text:style-name="P22"><text:span text:style-name="T10">Fuente de ruido</text:span></text:p></draw:text-box></draw:frame><draw:frame draw:style-name="gr4" draw:text-style-name="P21" svg:width="1.165cm" svg:height="0.539cm" svg:x="1.152cm" svg:y="3.235cm"><draw:image xlink:href="Pictures/2000001D000004810000021497A97F36.svm" xlink:type="simple" xlink:show="embed" xlink:actuate="onLoad"><text:p/></draw:image></draw:frame></draw:g><draw:frame draw:style-name="gr4" draw:text-style-name="P21" svg:width="1.01cm" svg:height="0.475cm" svg:x="3.82cm" svg:y="2.639cm"><draw:image xlink:href="Pictures/2000001D000003EB000001D4DF916838.svm" xlink:type="simple" xlink:show="embed" xlink:actuate="onLoad"><text:p/></draw:image></draw:frame></draw:g></text:p>
      <text:p text:style-name="P12"/>
      <text:p text:style-name="P17"><text:span text:style-name="T4">Para medir la figura de ruido empleando el factor Y, se conecta a la entrada del dispositivo objeto un generador de ruido, el cual puede ser un diodo con polarización inversa. La temperatura de ruido equivalente </text:span><text:span text:style-name="T5">guarda relación con con la</text:span><text:span text:style-name="T4"> corriente </text:span><text:span text:style-name="T5">de polarización inversa del diodo, esta corriente se hace variar en dos niveles, encendido (ON) y apagado (OFF), lo que equivale a aplicar una fuente de ruido con dos temperaturas equivalentes de ruido, la temperatura fría (TC) y la temperatura caliente (TH). Para las temperatura de fuente TC, se registrará en la salida del dispositivo la potencia N1:</text:span></text:p>
      <text:p text:style-name="P13"><draw:frame draw:style-name="fr2" draw:name="Objeto34" text:anchor-type="as-char" svg:y="-0.316cm" svg:width="2.736cm" svg:height="0.445cm" draw:z-index="41"><draw:object xlink:href="./Object 34" xlink:type="simple" xlink:show="embed" xlink:actuate="onLoad"/><draw:image xlink:href="./ObjectReplacements/Object 34" xlink:type="simple" xlink:show="embed" xlink:actuate="onLoad"/><svg:desc>fórmula</svg:desc></draw:frame></text:p>
      <text:p text:style-name="P13"><text:s/>y de igual forma al aplicar la fuente a temperatura TH se medirá la potencia N2:</text:p>
      <text:p text:style-name="P13"><draw:frame draw:style-name="fr2" draw:name="Objeto35" text:anchor-type="as-char" svg:y="-0.316cm" svg:width="2.591cm" svg:height="0.445cm" draw:z-index="42"><draw:object xlink:href="./Object 35" xlink:type="simple" xlink:show="embed" xlink:actuate="onLoad"/><draw:image xlink:href="./ObjectReplacements/Object 35" xlink:type="simple" xlink:show="embed" xlink:actuate="onLoad"/><svg:desc>fórmula</svg:desc></draw:frame></text:p>
      <text:p text:style-name="P13">Factor de ruido en exceso</text:p>
      <text:p text:style-name="P13"><text:soft-page-break/>El factor de ruido en exceso se define como</text:p>
      <text:p text:style-name="P13"><draw:frame draw:style-name="fr2" draw:name="Objeto40" text:anchor-type="as-char" svg:y="-0.684cm" svg:width="2.799cm" svg:height="1.125cm" draw:z-index="43"><draw:object xlink:href="./Object 40" xlink:type="simple" xlink:show="embed" xlink:actuate="onLoad"/><draw:image xlink:href="./ObjectReplacements/Object 40" xlink:type="simple" xlink:show="embed" xlink:actuate="onLoad"/></draw:frame></text:p>
      <text:p text:style-name="P13">Donde TO es una temperatura de referencia, según definición de la IEEE, se toma como 290K. Usualmente TC se fija en el valor de 290K</text:p>
      <text:p text:style-name="P13">El factor Y es simplemente la razón entre N2 y N1:</text:p>
      <text:p text:style-name="P13"><draw:frame draw:style-name="fr2" draw:name="Objeto36" text:anchor-type="as-char" svg:y="-0.684cm" svg:width="1.408cm" svg:height="1.127cm" draw:z-index="44"><draw:object xlink:href="./Object 36" xlink:type="simple" xlink:show="embed" xlink:actuate="onLoad"/><draw:image xlink:href="./ObjectReplacements/Object 36" xlink:type="simple" xlink:show="embed" xlink:actuate="onLoad"/><svg:desc>fórmula</svg:desc></draw:frame></text:p>
      <text:p text:style-name="P13">Sustituyendo se llega a:</text:p>
      <text:p text:style-name="P12"/>
      <text:p text:style-name="P12"><draw:frame draw:style-name="fr2" draw:name="Objeto37" text:anchor-type="as-char" svg:y="-0.684cm" svg:width="3.03cm" svg:height="1.127cm" draw:z-index="32"><draw:object xlink:href="./Object 37" xlink:type="simple" xlink:show="embed" xlink:actuate="onLoad"/><draw:image xlink:href="./ObjectReplacements/Object 37" xlink:type="simple" xlink:show="embed" xlink:actuate="onLoad"/></draw:frame></text:p>
      <text:p text:style-name="P13">De esta ultima se despeja el valor de NA</text:p>
      <text:p text:style-name="P12"><draw:frame draw:style-name="fr2" draw:name="Objeto38" text:anchor-type="as-char" svg:y="-0.693cm" svg:width="5.565cm" svg:height="1.074cm" draw:z-index="33"><draw:object xlink:href="./Object 38" xlink:type="simple" xlink:show="embed" xlink:actuate="onLoad"/><draw:image xlink:href="./ObjectReplacements/Object 38" xlink:type="simple" xlink:show="embed" xlink:actuate="onLoad"/></draw:frame></text:p>
      <text:p text:style-name="P13">Se simplifica la última ecuación al emplear el valor de ENR.</text:p>
      <text:p text:style-name="P12"><draw:frame draw:style-name="fr2" draw:name="Objeto39" text:anchor-type="as-char" svg:y="-0.684cm" svg:width="4.424cm" svg:height="1.065cm" draw:z-index="34"><draw:object xlink:href="./Object 39" xlink:type="simple" xlink:show="embed" xlink:actuate="onLoad"/><draw:image xlink:href="./ObjectReplacements/Object 39" xlink:type="simple" xlink:show="embed" xlink:actuate="onLoad"/></draw:frame></text:p>
      <text:p text:style-name="P14">Obtenida la potencia de ruido interno del DUT a su salida, puede calcularse su figura de ruido como</text:p>
      <text:p text:style-name="P12"><draw:frame draw:style-name="fr2" draw:name="Objeto41" text:anchor-type="as-char" svg:y="-0.684cm" svg:width="2.679cm" svg:height="1.127cm" draw:z-index="45"><draw:object xlink:href="./Object 41" xlink:type="simple" xlink:show="embed" xlink:actuate="onLoad"/><draw:image xlink:href="./ObjectReplacements/Object 41" xlink:type="simple" xlink:show="embed" xlink:actuate="onLoad"/></draw:frame></text:p>
      <text:p text:style-name="P14">Sustituyendo</text:p>
      <text:p text:style-name="P14"><draw:frame draw:style-name="fr2" draw:name="Objeto42" text:anchor-type="as-char" svg:y="-0.684cm" svg:width="3.522cm" svg:height="1.127cm" draw:z-index="46"><draw:object xlink:href="./Object 42" xlink:type="simple" xlink:show="embed" xlink:actuate="onLoad"/><draw:image xlink:href="./ObjectReplacements/Object 42" xlink:type="simple" xlink:show="embed" xlink:actuate="onLoad"/><svg:desc>fórmula</svg:desc></draw:frame></text:p>
      <text:p text:style-name="P14">Cuando se asume que TC es igual a TO, generalmente la temperatura ambiente, la <text:span text:style-name="T6">expresión</text:span> se simplifica <text:span text:style-name="T6">(</text:span><text:span text:style-name="T7">revisar</text:span><text:span text:style-name="T6">)</text:span>.</text:p>
      <text:p text:style-name="P14"><draw:frame draw:style-name="fr2" draw:name="Objeto43" text:anchor-type="as-char" svg:y="-0.623cm" svg:width="1.804cm" svg:height="1.002cm" draw:z-index="47"><draw:object xlink:href="./Object 43" xlink:type="simple" xlink:show="embed" xlink:actuate="onLoad"/><draw:image xlink:href="./ObjectReplacements/Object 43" xlink:type="simple" xlink:show="embed" xlink:actuate="onLoad"/><svg:desc>fórmula</svg:desc></draw:frame></text:p>
      <text:p text:style-name="P12"/>
      <text:p text:style-name="P15">Medición de figura de ruido empleando el factor Y</text:p>
      <text:p text:style-name="P14">Procede en dos etapas, la etapa de calibración y la etapa de medición.</text:p>
      <text:p text:style-name="P12"/>
      <text:p text:style-name="P15">Calibración</text:p>
      <text:p text:style-name="P14"><draw:g text:anchor-type="paragraph" draw:z-index="14" draw:style-name="gr6"><draw:custom-shape draw:style-name="gr7" draw:text-style-name="P20" svg:width="0.789cm" svg:height="0.791cm" svg:x="3.533cm" svg:y="2.8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20" svg:x1="3.942cm" svg:y1="2.318cm" svg:x2="8.142cm" svg:y2="2.318cm"><text:p/></draw:line><draw:line draw:style-name="gr9" draw:text-style-name="P20" svg:x1="3.952cm" svg:y1="2.909cm" svg:x2="3.952cm" svg:y2="2.309cm"><text:p/></draw:line><draw:line draw:style-name="gr9" draw:text-style-name="P20" svg:x1="3.662cm" svg:y1="4.539cm" svg:x2="4.272cm" svg:y2="4.539cm"><text:p/></draw:line><draw:line draw:style-name="gr9" draw:text-style-name="P20" svg:x1="3.952cm" svg:y1="3.689cm" svg:x2="3.952cm" svg:y2="4.519cm"><text:p/></draw:line><draw:line draw:style-name="gr8" draw:text-style-name="P20" svg:x1="9.631cm" svg:y1="2.279cm" svg:x2="11.031cm" svg:y2="2.279cm"><text:p/></draw:line><draw:custom-shape draw:style-name="gr7" draw:text-style-name="P20" svg:width="1.5cm" svg:height="1.521cm" draw:transform="rotate (1.5707963267949) translate (8.12976388888889cm 3.03741666666667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20" svg:width="2.181cm" svg:height="1.172cm" svg:x="10.992cm" svg:y="1.669cm"><text:p/><draw:enhanced-geometry svg:viewBox="0 0 21600 21600" draw:glue-points="10800 0 0 10800 10800 21600 21600 10800" draw:type="flowchart-process" draw:enhanced-path="M 0 0 L 21600 0 21600 21600 0 21600 0 0 Z N"/></draw:custom-shape><draw:frame draw:style-name="gr10" draw:text-style-name="P23" svg:width="2.8cm" svg:height="1.064cm" svg:x="1.582cm" svg:y="2.72cm"><draw:text-box><text:p text:style-name="P22"><text:span text:style-name="T10">Fuente de ruido</text:span></text:p></draw:text-box></draw:frame><draw:frame draw:style-name="gr4" draw:text-style-name="P21" svg:width="1.034cm" svg:height="0.541cm" svg:x="8.087cm" svg:y="3.129cm"><draw:image xlink:href="Pictures/2000001D0000040300000214AACF2FB7.svm" xlink:type="simple" xlink:show="embed" xlink:actuate="onLoad"><text:p/></draw:image></draw:frame><draw:frame draw:style-name="gr11" draw:text-style-name="P23" svg:width="1.341cm" svg:height="0.849cm" svg:x="11.511cm" svg:y="1.979cm"><draw:text-box><text:p text:style-name="P22"><text:span text:style-name="T10">NFA</text:span></text:p></draw:text-box></draw:frame><draw:frame draw:style-name="gr4" draw:text-style-name="P21" svg:width="0.904cm" svg:height="0.475cm" svg:x="2.759cm" svg:y="3.789cm"><draw:image xlink:href="Pictures/2000000F00000386000001D40D9DFBA6.svm" xlink:type="simple" xlink:show="embed" xlink:actuate="onLoad"><text:p/></draw:image></draw:frame><draw:custom-shape draw:style-name="gr12" draw:text-style-name="P20" svg:width="0.2cm" svg:height="0.2cm" svg:x="4.612cm" svg:y="2.2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20" svg:width="0.202cm" svg:height="0.2cm" svg:x="7.172cm" svg:y="2.199cm"><text:p/><draw:enhanced-geometry svg:viewBox="0 0 21600 21600" draw:glue-points="10800 0 3163 3163 0 10800 3163 18437 10800 21600 18437 18437 21600 10800 18437 3163" draw:text-areas="3163 3163 18437 18437" draw:type="ellipse" draw:enhanced-path="U 10800 10800 10800 10800 0 360 Z N"/></draw:custom-shape></draw:g>Conectar el sistema como se indica, el bloque con figura de ruido F2 y ancho de banda B representa a los elementos de interconexión entre la fuente de ruido y el NFA.</text:p>
      <text:p text:style-name="P14"/>
      <text:p text:style-name="P14">El NFA se encarga de realizar las mediciones necesarias para calcular F con el factor Y de forma <text:soft-page-break/>automática. El NFA aplica la fuente de ruido con temperatura equivalente TC y registra la potencia de ruido N1. Luego la fuente de ruido se enciende, su temperatura equivalente de ruido es ahora TH, el equipo registra la potencia de salida N2. Con los datos de ENR de la fuente de ruido y los valore de N1 y N2, se calcula la figura de ruido F2. </text:p>
      <text:p text:style-name="P14"/>
      <text:p text:style-name="P18">Medición</text:p>
      <text:p text:style-name="P7">En la etapa de medición se inserta el dispositivo sobre el cual se desea calcular su figura de ruido en el sistema.</text:p>
      <text:p text:style-name="P14"><draw:g text:anchor-type="paragraph" draw:z-index="35" draw:style-name="gr6"><draw:custom-shape draw:style-name="gr7" draw:text-style-name="P20" svg:width="1.5cm" svg:height="1.521cm" draw:transform="rotate (1.5707963267949) translate (4.93183333333333cm 1.87677777777778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 draw:text-style-name="P23" svg:width="2.8cm" svg:height="0.902cm" svg:x="4.854cm" svg:y="0.78cm"><draw:text-box><text:p text:style-name="P22"><text:span text:style-name="T10">DUT</text:span></text:p></draw:text-box></draw:frame><draw:line draw:style-name="gr15" draw:text-style-name="P20" svg:x1="6.434cm" svg:y1="1.119cm" svg:x2="7.834cm" svg:y2="1.119cm"><text:p/></draw:line><draw:custom-shape draw:style-name="gr7" draw:text-style-name="P20" svg:width="0.789cm" svg:height="0.791cm" svg:x="3.205cm" svg:y="1.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20" svg:x1="3.614cm" svg:y1="1.139cm" svg:x2="4.934cm" svg:y2="1.139cm"><text:p/></draw:line><draw:line draw:style-name="gr9" draw:text-style-name="P20" svg:x1="3.624cm" svg:y1="1.729cm" svg:x2="3.624cm" svg:y2="1.129cm"><text:p/></draw:line><draw:line draw:style-name="gr9" draw:text-style-name="P20" svg:x1="3.334cm" svg:y1="3.359cm" svg:x2="3.944cm" svg:y2="3.359cm"><text:p/></draw:line><draw:line draw:style-name="gr9" draw:text-style-name="P20" svg:x1="3.624cm" svg:y1="2.509cm" svg:x2="3.624cm" svg:y2="3.339cm"><text:p/></draw:line><draw:line draw:style-name="gr8" draw:text-style-name="P20" svg:x1="9.303cm" svg:y1="1.099cm" svg:x2="10.703cm" svg:y2="1.099cm"><text:p/></draw:line><draw:custom-shape draw:style-name="gr7" draw:text-style-name="P20" svg:width="1.5cm" svg:height="1.521cm" draw:transform="rotate (1.5707963267949) translate (7.80344444444444cm 1.857375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20" svg:width="2.181cm" svg:height="1.172cm" svg:x="10.664cm" svg:y="0.489cm"><text:p/><draw:enhanced-geometry svg:viewBox="0 0 21600 21600" draw:glue-points="10800 0 0 10800 10800 21600 21600 10800" draw:type="flowchart-process" draw:enhanced-path="M 0 0 L 21600 0 21600 21600 0 21600 0 0 Z N"/></draw:custom-shape><draw:frame draw:style-name="gr10" draw:text-style-name="P23" svg:width="2.8cm" svg:height="1.064cm" svg:x="1.254cm" svg:y="1.54cm"><draw:text-box><text:p text:style-name="P22"><text:span text:style-name="T10">Fuente de ruido</text:span></text:p></draw:text-box></draw:frame><draw:frame draw:style-name="gr4" draw:text-style-name="P21" svg:width="1.585cm" svg:height="0.539cm" svg:x="4.866cm" svg:y="1.891cm"><draw:image xlink:href="Pictures/2000002B000006280000021425B7386D.svm" xlink:type="simple" xlink:show="embed" xlink:actuate="onLoad"><text:p/></draw:image></draw:frame><draw:frame draw:style-name="gr4" draw:text-style-name="P21" svg:width="1.036cm" svg:height="0.541cm" svg:x="7.759cm" svg:y="1.949cm"><draw:image xlink:href="Pictures/2000001D0000040300000214AACF2FB7.svm" xlink:type="simple" xlink:show="embed" xlink:actuate="onLoad"><text:p/></draw:image></draw:frame><draw:frame draw:style-name="gr11" draw:text-style-name="P23" svg:width="1.341cm" svg:height="0.849cm" svg:x="11.183cm" svg:y="0.799cm"><draw:text-box><text:p text:style-name="P22"><text:span text:style-name="T10">NFA</text:span></text:p></draw:text-box></draw:frame><draw:frame draw:style-name="gr4" draw:text-style-name="P21" svg:width="0.904cm" svg:height="0.475cm" svg:x="2.505cm" svg:y="2.535cm"><draw:image xlink:href="Pictures/2000000F00000386000001D40D9DFBA6.svm" xlink:type="simple" xlink:show="embed" xlink:actuate="onLoad"><text:p/></draw:image></draw:frame></draw:g>El NFA repite el procedimiento similar al ejecutado durante la calibración, enciende la fuente de ruido la cual obtiene una temperatura equivalente de TH y registra el valor de potencia como N2'. Luego apaga la fuente de ruido, su temperatura <text:span text:style-name="T6">equivalente</text:span> es ahora TC, y registra el nivel de potencia como N<text:span text:style-name="T9">1</text:span>'.</text:p>
      <text:p text:style-name="P14">Con estos valores se calcula la ganancia del DUT.</text:p>
      <text:p text:style-name="P14"><draw:frame draw:style-name="fr2" draw:name="Objeto44" text:anchor-type="as-char" svg:y="-0.566cm" svg:width="2.275cm" svg:height="0.935cm" draw:z-index="48"><draw:object xlink:href="./Object 44" xlink:type="simple" xlink:show="embed" xlink:actuate="onLoad"/><draw:image xlink:href="./ObjectReplacements/Object 44" xlink:type="simple" xlink:show="embed" xlink:actuate="onLoad"/></draw:frame></text:p>
      <text:p text:style-name="P14">Empleando las ecuaciones del factor Y con N2' y N1', la figura de ruido del sistema FSYS puede calcularse. <text:span text:style-name="T6">De acuerdo a la ecuación de Friis, la figura de ruido total del sistema es</text:span></text:p>
      <text:p text:style-name="P14"><draw:frame draw:style-name="fr2" draw:name="Objeto45" text:anchor-type="as-char" svg:y="-0.684cm" svg:width="3.08cm" svg:height="1.127cm" draw:z-index="49"><draw:object xlink:href="./Object 45" xlink:type="simple" xlink:show="embed" xlink:actuate="onLoad"/><draw:image xlink:href="./ObjectReplacements/Object 45" xlink:type="simple" xlink:show="embed" xlink:actuate="onLoad"/><svg:desc>fórmula</svg:desc></draw:frame></text:p>
      <text:p text:style-name="P16">De esta ecuación se despeja la figura de ruido de DUT, F1.</text:p>
      <text:p text:style-name="P16"><text:s/><draw:frame draw:style-name="fr2" draw:name="Objeto46" text:anchor-type="as-char" svg:y="-0.684cm" svg:width="3.143cm" svg:height="1.127cm" draw:z-index="50"><draw:object xlink:href="./Object 46" xlink:type="simple" xlink:show="embed" xlink:actuate="onLoad"/><draw:image xlink:href="./ObjectReplacements/Object 46" xlink:type="simple" xlink:show="embed" xlink:actuate="onLoad"/><svg:desc>fórmula</svg:desc></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roid Sans2" svg:font-family="'Droid Sans'" style:font-family-generic="swiss" style:font-pitch="variable"/>
    <style:font-face style:name="Droid Sans1" svg:font-family="'Droid Sans'" style:font-adornments="Cursiva"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Droid Sans" fo:font-family="'Droid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roid Sans1" fo:font-family="'Droid Sans'" style:font-style-name="Cursiva" style:font-family-generic="swiss"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rawing" style:family="paragraph" style:parent-style-name="Caption" style:class="extra"/>
    <style:style style:name="Frame_20_contents" style:display-name="Frame contents"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1:01:37.984741165</meta:creation-date>
    <dc:date>2017-03-13T15:11:43.508000000</dc:date>
    <meta:editing-duration>PT5H16M9S</meta:editing-duration>
    <meta:editing-cycles>12</meta:editing-cycles>
    <meta:generator>LibreOffice/4.2.4.2$Windows_x86 LibreOffice_project/63150712c6d317d27ce2db16eb94c2f3d7b699f8</meta:generator>
    <meta:document-statistic meta:table-count="0" meta:image-count="0" meta:object-count="46" meta:page-count="4" meta:paragraph-count="80" meta:word-count="934" meta:character-count="5207" meta:non-whitespace-character-count="4315"/>
  </office:meta>
</office:document-meta>
</file>

<file path=Object 1/content.xml><?xml version="1.0" encoding="utf-8"?>
<math xmlns="http://www.w3.org/1998/Math/MathML" display="block">
  <semantics>
    <mrow>
      <msub>
        <mi>S</mi>
        <mi>i</mi>
      </msub>
      <mrow>
        <mrow>
          <mo fence="true" stretchy="false">(</mo>
          <mrow>
            <mi mathvariant="normal">ω</mi>
          </mrow>
          <mo fence="true" stretchy="false">)</mo>
        </mrow>
        <mo stretchy="false">=</mo>
        <mn>2</mn>
      </mrow>
      <mi mathvariant="italic">kTG</mi>
    </mrow>
    <annotation encoding="StarMath 5.0">S_{ i }(%omega)=2kTG</annotation>
  </semantics>
</math>
</file>

<file path=Object 10/content.xml><?xml version="1.0" encoding="utf-8"?>
<math xmlns="http://www.w3.org/1998/Math/MathML" display="block">
  <semantics>
    <mrow>
      <mi>F</mi>
      <mo stretchy="false">=</mo>
      <mfrac>
        <mrow>
          <mi mathvariant="italic">Ruido</mi>
          <mi mathvariant="italic">total</mi>
          <mi>a</mi>
          <mi mathvariant="italic">la</mi>
          <mi mathvariant="italic">salida</mi>
        </mrow>
        <mrow>
          <mi mathvariant="italic">Ruido</mi>
          <mi mathvariant="italic">de</mi>
          <mi mathvariant="italic">la</mi>
          <mi mathvariant="italic">fuente</mi>
          <mi mathvariant="italic">en</mi>
          <mi mathvariant="italic">la</mi>
          <mi mathvariant="italic">salida</mi>
        </mrow>
      </mfrac>
      <mo stretchy="false">=</mo>
      <mfrac>
        <msub>
          <mi>S</mi>
          <mi mathvariant="italic">nto</mi>
        </msub>
        <msub>
          <mi>S</mi>
          <mi mathvariant="italic">nso</mi>
        </msub>
      </mfrac>
    </mrow>
    <annotation encoding="StarMath 5.0">F= {Ruido total a la salida} over {Ruido de la fuente en la salida} = { S_{nto} } over { S_{ nso }  } </annotation>
  </semantics>
</math>
</file>

<file path=Object 11/content.xml><?xml version="1.0" encoding="utf-8"?>
<math xmlns="http://www.w3.org/1998/Math/MathML" display="block">
  <semantics>
    <mrow>
      <msub>
        <mi>S</mi>
        <mi mathvariant="italic">nto</mi>
      </msub>
      <mrow>
        <mrow>
          <mo fence="true" stretchy="false">(</mo>
          <mrow>
            <mi mathvariant="normal">ω</mi>
          </mrow>
          <mo fence="true" stretchy="false">)</mo>
        </mrow>
        <mo stretchy="false">=</mo>
        <msub>
          <mi>S</mi>
          <mi mathvariant="italic">nso</mi>
        </msub>
      </mrow>
      <mrow>
        <mrow>
          <mo fence="true" stretchy="false">(</mo>
          <mrow>
            <mi mathvariant="normal">ω</mi>
          </mrow>
          <mo fence="true" stretchy="false">)</mo>
        </mrow>
        <mo stretchy="false">+</mo>
        <msub>
          <mi>S</mi>
          <mi mathvariant="italic">nao</mi>
        </msub>
      </mrow>
      <mrow>
        <mo fence="true" stretchy="false">(</mo>
        <mrow>
          <mi mathvariant="normal">ω</mi>
        </mrow>
        <mo fence="true" stretchy="false">)</mo>
      </mrow>
    </mrow>
    <annotation encoding="StarMath 5.0">S_{ nto }( %omega ) = S_{ nso }( %omega ) + S_{ nao }( %omega )</annotation>
  </semantics>
</math>
</file>

<file path=Object 12/content.xml><?xml version="1.0" encoding="utf-8"?>
<math xmlns="http://www.w3.org/1998/Math/MathML" display="block">
  <semantics>
    <mrow>
      <msub>
        <mi>S</mi>
        <mi mathvariant="italic">nto</mi>
      </msub>
      <mrow>
        <mo fence="true" stretchy="false">(</mo>
        <mrow>
          <mi mathvariant="normal">ω</mi>
        </mrow>
        <mo fence="true" stretchy="false">)</mo>
      </mrow>
    </mrow>
    <annotation encoding="StarMath 5.0">S_{ nto }( %omega )</annotation>
  </semantics>
</math>
</file>

<file path=Object 13/content.xml><?xml version="1.0" encoding="utf-8"?>
<math xmlns="http://www.w3.org/1998/Math/MathML" display="block">
  <semantics>
    <mrow>
      <mi>F</mi>
      <mo stretchy="false">=</mo>
      <mfrac>
        <mrow>
          <msub>
            <mi>S</mi>
            <mi mathvariant="italic">nsa</mi>
          </msub>
          <mrow>
            <mrow>
              <mo fence="true" stretchy="false">(</mo>
              <mrow>
                <mi mathvariant="normal">ω</mi>
              </mrow>
              <mo fence="true" stretchy="false">)</mo>
            </mrow>
            <mo stretchy="false">+</mo>
            <msub>
              <mi>S</mi>
              <mi mathvariant="italic">nao</mi>
            </msub>
          </mrow>
          <mrow>
            <mo fence="true" stretchy="false">(</mo>
            <mrow>
              <mi mathvariant="normal">ω</mi>
            </mrow>
            <mo fence="true" stretchy="false">)</mo>
          </mrow>
        </mrow>
        <mrow>
          <msub>
            <mi>S</mi>
            <mi mathvariant="italic">nso</mi>
          </msub>
          <mrow>
            <mo fence="true" stretchy="false">(</mo>
            <mrow>
              <mi mathvariant="normal">ω</mi>
            </mrow>
            <mo fence="true" stretchy="false">)</mo>
          </mrow>
        </mrow>
      </mfrac>
    </mrow>
    <annotation encoding="StarMath 5.0">F= { S_{nsa}( %omega ) + S_{ nao }(%omega) } over { S_{ nso }( %omega )  } </annotation>
  </semantics>
</math>
</file>

<file path=Object 14/content.xml><?xml version="1.0" encoding="utf-8"?>
<math xmlns="http://www.w3.org/1998/Math/MathML" display="block">
  <semantics>
    <mrow>
      <msub>
        <mi>S</mi>
        <mi mathvariant="italic">nso</mi>
      </msub>
      <mrow>
        <mo fence="true" stretchy="false">(</mo>
        <mrow>
          <mi mathvariant="normal">ω</mi>
        </mrow>
        <mo fence="true" stretchy="false">)</mo>
      </mrow>
    </mrow>
    <annotation encoding="StarMath 5.0">S_{ nso }( %omega )</annotation>
  </semantics>
</math>
</file>

<file path=Object 15/content.xml><?xml version="1.0" encoding="utf-8"?>
<math xmlns="http://www.w3.org/1998/Math/MathML" display="block">
  <semantics>
    <mrow>
      <msub>
        <mi>S</mi>
        <mi mathvariant="italic">nao</mi>
      </msub>
      <mrow>
        <mo fence="true" stretchy="false">(</mo>
        <mrow>
          <mi mathvariant="normal">ω</mi>
        </mrow>
        <mo fence="true" stretchy="false">)</mo>
      </mrow>
    </mrow>
    <annotation encoding="StarMath 5.0">S_{ nao }( %omega )</annotation>
  </semantics>
</math>
</file>

<file path=Object 16/content.xml><?xml version="1.0" encoding="utf-8"?>
<math xmlns="http://www.w3.org/1998/Math/MathML" display="block">
  <semantics>
    <mrow>
      <mi>F</mi>
      <mo stretchy="false">=</mo>
      <mrow>
        <mn>1</mn>
        <mo stretchy="false">+</mo>
        <mfrac>
          <mrow>
            <msub>
              <mi>S</mi>
              <mi mathvariant="italic">nao</mi>
            </msub>
            <mrow>
              <mo fence="true" stretchy="false">(</mo>
              <mrow>
                <mi mathvariant="normal">ω</mi>
              </mrow>
              <mo fence="true" stretchy="false">)</mo>
            </mrow>
          </mrow>
          <mrow>
            <msub>
              <mi>S</mi>
              <mi mathvariant="italic">nso</mi>
            </msub>
            <mrow>
              <mo fence="true" stretchy="false">(</mo>
              <mrow>
                <mi mathvariant="normal">ω</mi>
              </mrow>
              <mo fence="true" stretchy="false">)</mo>
            </mrow>
          </mrow>
        </mfrac>
      </mrow>
    </mrow>
    <annotation encoding="StarMath 5.0">F = 1 + { S_{ nao }(%omega) } over { S_{ nso }( %omega )  } </annotation>
  </semantics>
</math>
</file>

<file path=Object 17/content.xml><?xml version="1.0" encoding="utf-8"?>
<math xmlns="http://www.w3.org/1998/Math/MathML" display="block">
  <semantics>
    <mrow>
      <msub>
        <mi>S</mi>
        <mi mathvariant="italic">so</mi>
      </msub>
      <mrow>
        <mrow>
          <mo fence="true" stretchy="false">(</mo>
          <mrow>
            <mi mathvariant="normal">ω</mi>
          </mrow>
          <mo fence="true" stretchy="false">)</mo>
        </mrow>
        <mo stretchy="false">=</mo>
        <msub>
          <mi>S</mi>
          <mi mathvariant="italic">si</mi>
        </msub>
      </mrow>
      <mrow>
        <mo fence="true" stretchy="false">(</mo>
        <mrow>
          <mi mathvariant="normal">ω</mi>
        </mrow>
        <mo fence="true" stretchy="false">)</mo>
      </mrow>
      <msup>
        <mrow>
          <mo fence="true" stretchy="true">|</mo>
          <mrow>
            <mrow>
              <mi>H</mi>
              <mrow>
                <mo fence="true" stretchy="false">(</mo>
                <mrow>
                  <mi mathvariant="normal">ω</mi>
                </mrow>
                <mo fence="true" stretchy="false">)</mo>
              </mrow>
            </mrow>
          </mrow>
          <mo fence="true" stretchy="true">|</mo>
        </mrow>
        <mn>2</mn>
      </msup>
    </mrow>
    <annotation encoding="StarMath 5.0">S_{ so }( %omega ) = S_{ si }( %omega ) { abs{H(%omega)} }^{ 2 }
</annotation>
  </semantics>
</math>
</file>

<file path=Object 18/content.xml><?xml version="1.0" encoding="utf-8"?>
<math xmlns="http://www.w3.org/1998/Math/MathML" display="block">
  <semantics>
    <mrow>
      <msub>
        <mi>S</mi>
        <mi mathvariant="italic">nso</mi>
      </msub>
      <mrow>
        <mrow>
          <mo fence="true" stretchy="false">(</mo>
          <mrow>
            <mi mathvariant="normal">ω</mi>
          </mrow>
          <mo fence="true" stretchy="false">)</mo>
        </mrow>
        <mo stretchy="false">=</mo>
        <msub>
          <mi>S</mi>
          <mi mathvariant="italic">nsi</mi>
        </msub>
      </mrow>
      <mrow>
        <mo fence="true" stretchy="false">(</mo>
        <mrow>
          <mi mathvariant="normal">ω</mi>
        </mrow>
        <mo fence="true" stretchy="false">)</mo>
      </mrow>
      <msup>
        <mrow>
          <mo fence="true" stretchy="true">|</mo>
          <mrow>
            <mrow>
              <mi>H</mi>
              <mrow>
                <mo fence="true" stretchy="false">(</mo>
                <mrow>
                  <mi mathvariant="normal">ω</mi>
                </mrow>
                <mo fence="true" stretchy="false">)</mo>
              </mrow>
            </mrow>
          </mrow>
          <mo fence="true" stretchy="true">|</mo>
        </mrow>
        <mn>2</mn>
      </msup>
    </mrow>
    <annotation encoding="StarMath 5.0">S_{ nso }( %omega ) = S_{ nsi }( %omega ) { abs{H(%omega)} }^{ 2 }
</annotation>
  </semantics>
</math>
</file>

<file path=Object 19/content.xml><?xml version="1.0" encoding="utf-8"?>
<math xmlns="http://www.w3.org/1998/Math/MathML" display="block">
  <semantics>
    <mrow>
      <mi>F</mi>
      <mo stretchy="false">=</mo>
      <mfrac>
        <mrow>
          <msub>
            <mi>S</mi>
            <mi mathvariant="italic">nto</mi>
          </msub>
          <mrow>
            <mo fence="true" stretchy="false">(</mo>
            <mrow>
              <mi mathvariant="normal">ω</mi>
            </mrow>
            <mo fence="true" stretchy="false">)</mo>
          </mrow>
        </mrow>
        <mrow>
          <msub>
            <mi>S</mi>
            <mi mathvariant="italic">nsi</mi>
          </msub>
          <mrow>
            <mo fence="true" stretchy="false">(</mo>
            <mrow>
              <mi mathvariant="normal">ω</mi>
            </mrow>
            <mo fence="true" stretchy="false">)</mo>
          </mrow>
          <msup>
            <mrow>
              <mo fence="true" stretchy="false">(</mo>
              <mrow>
                <mrow>
                  <mo fence="true" stretchy="true">|</mo>
                  <mrow>
                    <mrow>
                      <mi>H</mi>
                      <mrow>
                        <mo fence="true" stretchy="false">(</mo>
                        <mrow>
                          <mi mathvariant="normal">ω</mi>
                        </mrow>
                        <mo fence="true" stretchy="false">)</mo>
                      </mrow>
                    </mrow>
                  </mrow>
                  <mo fence="true" stretchy="true">|</mo>
                </mrow>
              </mrow>
              <mo fence="true" stretchy="false">)</mo>
            </mrow>
            <mn>2</mn>
          </msup>
        </mrow>
      </mfrac>
      <mo stretchy="false">=</mo>
      <mfrac>
        <mrow>
          <msub>
            <mi>S</mi>
            <mi mathvariant="italic">nto</mi>
          </msub>
          <mrow>
            <mo fence="true" stretchy="false">(</mo>
            <mrow>
              <mi mathvariant="normal">ω</mi>
            </mrow>
            <mo fence="true" stretchy="false">)</mo>
          </mrow>
        </mrow>
        <mrow>
          <msub>
            <mi>S</mi>
            <mi mathvariant="italic">nsi</mi>
          </msub>
          <mrow>
            <mo fence="true" stretchy="false">(</mo>
            <mrow>
              <mi mathvariant="normal">ω</mi>
            </mrow>
            <mo fence="true" stretchy="false">)</mo>
          </mrow>
          <mfrac>
            <mrow>
              <msub>
                <mi>S</mi>
                <mi mathvariant="italic">so</mi>
              </msub>
              <mrow>
                <mo fence="true" stretchy="false">(</mo>
                <mrow>
                  <mi mathvariant="normal">ω</mi>
                </mrow>
                <mo fence="true" stretchy="false">)</mo>
              </mrow>
            </mrow>
            <mrow>
              <msub>
                <mi>S</mi>
                <mi mathvariant="italic">si</mi>
              </msub>
              <mrow>
                <mo fence="true" stretchy="false">(</mo>
                <mrow>
                  <mi mathvariant="normal">ω</mi>
                </mrow>
                <mo fence="true" stretchy="false">)</mo>
              </mrow>
            </mrow>
          </mfrac>
        </mrow>
      </mfrac>
    </mrow>
    <annotation encoding="StarMath 5.0">F= { S_{ nto }( %omega ) } over { S_{ nsi }(%omega)(abs{ H(%omega) })^2 } = { S_{ nto }( %omega ) } over { S_{ nsi }(%omega) {S_{ so }(%omega) } over { S_{ si }(%omega) } }</annotation>
  </semantics>
</math>
</file>

<file path=Object 2/content.xml><?xml version="1.0" encoding="utf-8"?>
<math xmlns="http://www.w3.org/1998/Math/MathML" display="block">
  <semantics>
    <mrow>
      <msub>
        <mi>v</mi>
        <mi>n</mi>
      </msub>
      <mrow>
        <mrow>
          <mo fence="true" stretchy="false">(</mo>
          <mrow>
            <mi>t</mi>
          </mrow>
          <mo fence="true" stretchy="false">)</mo>
        </mrow>
        <mo stretchy="false">=</mo>
        <msub>
          <mi mathvariant="italic">Ri</mi>
          <mi>n</mi>
        </msub>
      </mrow>
    </mrow>
    <annotation encoding="StarMath 5.0">v_{n}(t) = Ri_{ n }</annotation>
  </semantics>
</math>
</file>

<file path=Object 20/content.xml><?xml version="1.0" encoding="utf-8"?>
<math xmlns="http://www.w3.org/1998/Math/MathML" display="block">
  <semantics>
    <mrow>
      <mi>F</mi>
      <mo stretchy="false">=</mo>
      <mfrac>
        <mfrac bevelled="true">
          <mrow>
            <msub>
              <mi>S</mi>
              <mi mathvariant="italic">si</mi>
            </msub>
            <mrow>
              <mo fence="true" stretchy="false">(</mo>
              <mrow>
                <mi mathvariant="normal">ω</mi>
              </mrow>
              <mo fence="true" stretchy="false">)</mo>
            </mrow>
          </mrow>
          <mrow>
            <msub>
              <mi>S</mi>
              <mi mathvariant="italic">nsi</mi>
            </msub>
            <mrow>
              <mo fence="true" stretchy="false">(</mo>
              <mrow>
                <mi mathvariant="normal">ω</mi>
              </mrow>
              <mo fence="true" stretchy="false">)</mo>
            </mrow>
          </mrow>
        </mfrac>
        <mfrac bevelled="true">
          <mrow>
            <msub>
              <mi>S</mi>
              <mi mathvariant="italic">so</mi>
            </msub>
            <mrow>
              <mo fence="true" stretchy="false">(</mo>
              <mrow>
                <mi mathvariant="normal">ω</mi>
              </mrow>
              <mo fence="true" stretchy="false">)</mo>
            </mrow>
          </mrow>
          <mrow>
            <msub>
              <mi>S</mi>
              <mi mathvariant="italic">nto</mi>
            </msub>
            <mrow>
              <mo fence="true" stretchy="false">(</mo>
              <mrow>
                <mi mathvariant="normal">ω</mi>
              </mrow>
              <mo fence="true" stretchy="false">)</mo>
            </mrow>
          </mrow>
        </mfrac>
      </mfrac>
    </mrow>
    <annotation encoding="StarMath 5.0">F= { { S_{ si }( %omega ) } wideslash { S_{ nsi }(%omega) } } over { { S_{ so }( %omega ) } wideslash { S_{ nto }(%omega) } }</annotation>
  </semantics>
</math>
</file>

<file path=Object 21/content.xml><?xml version="1.0" encoding="utf-8"?>
<math xmlns="http://www.w3.org/1998/Math/MathML" display="block">
  <semantics>
    <mi mathvariant="italic">kTB</mi>
    <annotation encoding="StarMath 5.0">kTB</annotation>
  </semantics>
</math>
</file>

<file path=Object 22/content.xml><?xml version="1.0" encoding="utf-8"?>
<math xmlns="http://www.w3.org/1998/Math/MathML" display="block">
  <semantics>
    <mrow>
      <mn>4.00</mn>
      <mi>·</mi>
      <mn>10</mn>
      <mrow>
        <mo stretchy="false">−</mo>
        <mn>21</mn>
      </mrow>
      <mfrac bevelled="true">
        <mi mathvariant="italic">Watts</mi>
        <mi mathvariant="italic">Hz</mi>
      </mfrac>
    </mrow>
    <annotation encoding="StarMath 5.0">4.00·10{ -21 } { Watts } wideslash { Hz }</annotation>
  </semantics>
</math>
</file>

<file path=Object 23/content.xml><?xml version="1.0" encoding="utf-8"?>
<math xmlns="http://www.w3.org/1998/Math/MathML" display="block">
  <semantics>
    <mrow>
      <mrow>
        <mo stretchy="false">−</mo>
        <mn>174</mn>
      </mrow>
      <mfrac bevelled="true">
        <mi mathvariant="italic">dBm</mi>
        <mi mathvariant="italic">Hz</mi>
      </mfrac>
    </mrow>
    <annotation encoding="StarMath 5.0">-174{ dBm } wideslash { Hz }</annotation>
  </semantics>
</math>
</file>

<file path=Object 24/content.xml><?xml version="1.0" encoding="utf-8"?>
<math xmlns="http://www.w3.org/1998/Math/MathML" display="block">
  <semantics>
    <msub>
      <mi>N</mi>
      <mi>a</mi>
    </msub>
    <annotation encoding="StarMath 5.0">N_{ a }</annotation>
  </semantics>
</math>
</file>

<file path=Object 25/content.xml><?xml version="1.0" encoding="utf-8"?>
<math xmlns="http://www.w3.org/1998/Math/MathML" display="block">
  <semantics>
    <mi>G</mi>
    <annotation encoding="StarMath 5.0">G</annotation>
  </semantics>
</math>
</file>

<file path=Object 26/content.xml><?xml version="1.0" encoding="utf-8"?>
<math xmlns="http://www.w3.org/1998/Math/MathML" display="block">
  <semantics>
    <mi>B</mi>
    <annotation encoding="StarMath 5.0">B</annotation>
  </semantics>
</math>
</file>

<file path=Object 27/content.xml><?xml version="1.0" encoding="utf-8"?>
<math xmlns="http://www.w3.org/1998/Math/MathML" display="block">
  <semantics>
    <msub>
      <mi>T</mi>
      <mi>e</mi>
    </msub>
    <annotation encoding="StarMath 5.0">T_{ e }</annotation>
  </semantics>
</math>
</file>

<file path=Object 28/content.xml><?xml version="1.0" encoding="utf-8"?>
<math xmlns="http://www.w3.org/1998/Math/MathML" display="block">
  <semantics>
    <mrow>
      <mrow>
        <msub>
          <mi>N</mi>
          <mi>a</mi>
        </msub>
        <mo stretchy="false">=</mo>
        <msub>
          <mi mathvariant="italic">kT</mi>
          <mi>e</mi>
        </msub>
      </mrow>
      <mi mathvariant="italic">BG</mi>
    </mrow>
    <annotation encoding="StarMath 5.0">N_{ a } = kT_{ e }BG</annotation>
  </semantics>
</math>
</file>

<file path=Object 29/content.xml><?xml version="1.0" encoding="utf-8"?>
<math xmlns="http://www.w3.org/1998/Math/MathML" display="block">
  <semantics>
    <msub>
      <mi>T</mi>
      <mi>e</mi>
    </msub>
    <annotation encoding="StarMath 5.0">T_{ e }</annotation>
  </semantics>
</math>
</file>

<file path=Object 3/content.xml><?xml version="1.0" encoding="utf-8"?>
<math xmlns="http://www.w3.org/1998/Math/MathML" display="block">
  <semantics>
    <mrow>
      <msub>
        <mi>S</mi>
        <mi>v</mi>
      </msub>
      <mrow>
        <mrow>
          <mo fence="true" stretchy="false">(</mo>
          <mrow>
            <mi mathvariant="normal">ω</mi>
          </mrow>
          <mo fence="true" stretchy="false">)</mo>
        </mrow>
        <mo stretchy="false">=</mo>
        <mn>2</mn>
      </mrow>
      <mi mathvariant="italic">kTR</mi>
    </mrow>
    <annotation encoding="StarMath 5.0">S_{ v }(%omega)=2kTR</annotation>
  </semantics>
</math>
</file>

<file path=Object 30/content.xml><?xml version="1.0" encoding="utf-8"?>
<math xmlns="http://www.w3.org/1998/Math/MathML" display="block">
  <semantics>
    <mrow>
      <msub>
        <mi>T</mi>
        <mi>e</mi>
      </msub>
      <mo stretchy="false">=</mo>
      <mfrac>
        <msub>
          <mi>N</mi>
          <mi>a</mi>
        </msub>
        <mi mathvariant="italic">kBG</mi>
      </mfrac>
    </mrow>
    <annotation encoding="StarMath 5.0"> T_{ e } ={ N_{a} } over { kBG }</annotation>
  </semantics>
</math>
</file>

<file path=Object 31/content.xml><?xml version="1.0" encoding="utf-8"?>
<math xmlns="http://www.w3.org/1998/Math/MathML" display="block">
  <semantics>
    <mrow>
      <mi>F</mi>
      <mo stretchy="false">=</mo>
      <mrow>
        <mn>1</mn>
        <mo stretchy="false">+</mo>
        <mfrac>
          <msub>
            <mi>T</mi>
            <mi>e</mi>
          </msub>
          <msub>
            <mi>T</mi>
            <mi>o</mi>
          </msub>
        </mfrac>
      </mrow>
    </mrow>
    <annotation encoding="StarMath 5.0">F = 1 + { T_{ e } } over { T_{ o } } </annotation>
  </semantics>
</math>
</file>

<file path=Object 32/content.xml><?xml version="1.0" encoding="utf-8"?>
<math xmlns="http://www.w3.org/1998/Math/MathML" display="block">
  <semantics>
    <mrow>
      <mrow>
        <msub>
          <mi>T</mi>
          <mi>e</mi>
        </msub>
        <mo stretchy="false">=</mo>
        <msub>
          <mi>T</mi>
          <mi>o</mi>
        </msub>
      </mrow>
      <mrow>
        <mo fence="true" stretchy="false">(</mo>
        <mrow>
          <mrow>
            <mi>F</mi>
            <mo stretchy="false">−</mo>
            <mn>1</mn>
          </mrow>
        </mrow>
        <mo fence="true" stretchy="false">)</mo>
      </mrow>
    </mrow>
    <annotation encoding="StarMath 5.0">T_{ e } = T_{ o }( F - 1 )</annotation>
  </semantics>
</math>
</file>

<file path=Object 33/content.xml><?xml version="1.0" encoding="utf-8"?>
<math xmlns="http://www.w3.org/1998/Math/MathML" display="block">
  <semantics>
    <mrow>
      <mi>P</mi>
      <mo stretchy="false">=</mo>
      <mrow>
        <mi mathvariant="italic">Na</mi>
        <mo stretchy="false">+</mo>
        <msub>
          <mi mathvariant="italic">kGBT</mi>
          <mi>S</mi>
        </msub>
      </mrow>
    </mrow>
    <annotation encoding="StarMath 5.0">P = Na + kGBT_{S}</annotation>
  </semantics>
</math>
</file>

<file path=Object 34/content.xml><?xml version="1.0" encoding="utf-8"?>
<math xmlns="http://www.w3.org/1998/Math/MathML" display="block">
  <semantics>
    <mrow>
      <msub>
        <mi>N</mi>
        <mn>1</mn>
      </msub>
      <mo stretchy="false">=</mo>
      <mrow>
        <msub>
          <mi>N</mi>
          <mi>a</mi>
        </msub>
        <mo stretchy="false">+</mo>
        <msub>
          <mi mathvariant="italic">KGBT</mi>
          <mi>C</mi>
        </msub>
      </mrow>
    </mrow>
    <annotation encoding="StarMath 5.0">N_1 = N_a + KGBT_{C}</annotation>
  </semantics>
</math>
</file>

<file path=Object 35/content.xml><?xml version="1.0" encoding="utf-8"?>
<math xmlns="http://www.w3.org/1998/Math/MathML" display="block">
  <semantics>
    <mrow>
      <msub>
        <mi>N</mi>
        <mn>2</mn>
      </msub>
      <mo stretchy="false">=</mo>
      <mrow>
        <msub>
          <mi>N</mi>
          <mi>a</mi>
        </msub>
        <mo stretchy="false">+</mo>
        <msub>
          <mi mathvariant="italic">kGBT</mi>
          <mi>H</mi>
        </msub>
      </mrow>
    </mrow>
    <annotation encoding="StarMath 5.0">N_2 = N_a + kGBT_H</annotation>
  </semantics>
</math>
</file>

<file path=Object 36/content.xml><?xml version="1.0" encoding="utf-8"?>
<math xmlns="http://www.w3.org/1998/Math/MathML" display="block">
  <semantics>
    <mrow>
      <mi>Y</mi>
      <mo stretchy="false">=</mo>
      <mfrac>
        <msub>
          <mi>N</mi>
          <mn>2</mn>
        </msub>
        <msub>
          <mi>N</mi>
          <mn>1</mn>
        </msub>
      </mfrac>
    </mrow>
    <annotation encoding="StarMath 5.0">Y = { N_2 } over {  N_1 }</annotation>
  </semantics>
</math>
</file>

<file path=Object 37/content.xml><?xml version="1.0" encoding="utf-8"?>
<math xmlns="http://www.w3.org/1998/Math/MathML" display="block">
  <semantics>
    <mrow>
      <mi>Y</mi>
      <mo stretchy="false">=</mo>
      <mfrac>
        <mrow>
          <msub>
            <mi>N</mi>
            <mi>A</mi>
          </msub>
          <mo stretchy="false">+</mo>
          <msub>
            <mi mathvariant="italic">kGBT</mi>
            <mi>H</mi>
          </msub>
        </mrow>
        <mrow>
          <msub>
            <mi>N</mi>
            <mi>A</mi>
          </msub>
          <mo stretchy="false">+</mo>
          <msub>
            <mi mathvariant="italic">kGBT</mi>
            <mi>C</mi>
          </msub>
        </mrow>
      </mfrac>
    </mrow>
    <annotation encoding="StarMath 5.0">Y = { N_A + kGBT_H } over { N_A + kGBT_C }</annotation>
  </semantics>
</math>
</file>

<file path=Object 38/content.xml><?xml version="1.0" encoding="utf-8"?>
<math xmlns="http://www.w3.org/1998/Math/MathML" display="block">
  <semantics>
    <mrow>
      <msub>
        <mi>N</mi>
        <mi>A</mi>
      </msub>
      <mo stretchy="false">=</mo>
      <mfrac>
        <mrow>
          <mi mathvariant="italic">kGB</mi>
          <mrow>
            <mrow>
              <mo fence="true" stretchy="false">(</mo>
              <mrow>
                <mrow>
                  <msub>
                    <mi>T</mi>
                    <mi>H</mi>
                  </msub>
                  <mo stretchy="false">−</mo>
                  <msub>
                    <mi>T</mi>
                    <mi>C</mi>
                  </msub>
                </mrow>
              </mrow>
              <mo fence="true" stretchy="false">)</mo>
            </mrow>
            <mo stretchy="false">+</mo>
            <mrow>
              <mo fence="true" stretchy="false">(</mo>
              <mrow>
                <mrow>
                  <mn>1</mn>
                  <mo stretchy="false">−</mo>
                  <mi>Y</mi>
                </mrow>
              </mrow>
              <mo fence="true" stretchy="false">)</mo>
            </mrow>
          </mrow>
          <msub>
            <mi>T</mi>
            <mi>C</mi>
          </msub>
        </mrow>
        <mrow>
          <mi>Y</mi>
          <mo stretchy="false">−</mo>
          <mn>1</mn>
        </mrow>
      </mfrac>
    </mrow>
    <annotation encoding="StarMath 5.0">N_A = { kGB(T_H - T_C) + (1 - Y)T_C } over { Y - 1 }</annotation>
  </semantics>
</math>
</file>

<file path=Object 39/content.xml><?xml version="1.0" encoding="utf-8"?>
<math xmlns="http://www.w3.org/1998/Math/MathML" display="block">
  <semantics>
    <mrow>
      <mrow>
        <msub>
          <mi>N</mi>
          <mi>A</mi>
        </msub>
        <mo stretchy="false">=</mo>
        <mi mathvariant="italic">kGB</mi>
      </mrow>
      <mrow>
        <mo fence="true" stretchy="false">(</mo>
        <mrow>
          <mrow>
            <mfrac>
              <mrow>
                <msub>
                  <mi>T</mi>
                  <mi>o</mi>
                </msub>
                <mi mathvariant="italic">ENR</mi>
              </mrow>
              <mrow>
                <mi>Y</mi>
                <mo stretchy="false">−</mo>
                <mn>1</mn>
              </mrow>
            </mfrac>
            <mo stretchy="false">−</mo>
            <msub>
              <mi>T</mi>
              <mi>C</mi>
            </msub>
          </mrow>
        </mrow>
        <mo fence="true" stretchy="false">)</mo>
      </mrow>
    </mrow>
    <annotation encoding="StarMath 5.0">N_A =  kGB ({ { T_o ENR } over { Y - 1 } - T_C }) </annotation>
  </semantics>
</math>
</file>

<file path=Object 4/content.xml><?xml version="1.0" encoding="utf-8"?>
<math xmlns="http://www.w3.org/1998/Math/MathML" display="block">
  <semantics>
    <mrow>
      <mi mathvariant="normal">Δ</mi>
      <mi>f</mi>
    </mrow>
    <annotation encoding="StarMath 5.0">{%DELTA}f</annotation>
  </semantics>
</math>
</file>

<file path=Object 40/content.xml><?xml version="1.0" encoding="utf-8"?>
<math xmlns="http://www.w3.org/1998/Math/MathML" display="block">
  <semantics>
    <mrow>
      <mi mathvariant="italic">ENR</mi>
      <mo stretchy="false">=</mo>
      <mfrac>
        <mrow>
          <msub>
            <mi>T</mi>
            <mi>H</mi>
          </msub>
          <mo stretchy="false">−</mo>
          <msub>
            <mi>T</mi>
            <mi>C</mi>
          </msub>
        </mrow>
        <msub>
          <mi>T</mi>
          <mi>O</mi>
        </msub>
      </mfrac>
    </mrow>
    <annotation encoding="StarMath 5.0">ENR = { T_H - T_C } over { T_O }</annotation>
  </semantics>
</math>
</file>

<file path=Object 41/content.xml><?xml version="1.0" encoding="utf-8"?>
<math xmlns="http://www.w3.org/1998/Math/MathML" display="block">
  <semantics>
    <mrow>
      <mi>F</mi>
      <mo stretchy="false">=</mo>
      <mrow>
        <mn>1</mn>
        <mo stretchy="false">+</mo>
        <mfrac>
          <msub>
            <mi>N</mi>
            <mi>A</mi>
          </msub>
          <msub>
            <mi mathvariant="italic">kGBT</mi>
            <mi>O</mi>
          </msub>
        </mfrac>
      </mrow>
    </mrow>
    <annotation encoding="StarMath 5.0">F =  1 + { N_A } over { kGBT_O }
</annotation>
  </semantics>
</math>
</file>

<file path=Object 42/content.xml><?xml version="1.0" encoding="utf-8"?>
<math xmlns="http://www.w3.org/1998/Math/MathML" display="block">
  <semantics>
    <mrow>
      <mi>F</mi>
      <mo stretchy="false">=</mo>
      <mrow>
        <mn>1</mn>
        <mo stretchy="false">+</mo>
        <mrow>
          <mo fence="true" stretchy="false">(</mo>
          <mrow>
            <mrow>
              <mfrac>
                <mi mathvariant="italic">ENR</mi>
                <mrow>
                  <mi>Y</mi>
                  <mo stretchy="false">−</mo>
                  <mn>1</mn>
                </mrow>
              </mfrac>
              <mo stretchy="false">−</mo>
              <mfrac>
                <msub>
                  <mi>T</mi>
                  <mi>C</mi>
                </msub>
                <msub>
                  <mi>T</mi>
                  <mi>O</mi>
                </msub>
              </mfrac>
            </mrow>
          </mrow>
          <mo fence="true" stretchy="false">)</mo>
        </mrow>
      </mrow>
    </mrow>
    <annotation encoding="StarMath 5.0">F = 1 +({ { ENR } over { Y - 1 } - { T_C } over { T_O } }) </annotation>
  </semantics>
</math>
</file>

<file path=Object 43/content.xml><?xml version="1.0" encoding="utf-8"?>
<math xmlns="http://www.w3.org/1998/Math/MathML" display="block">
  <semantics>
    <mrow>
      <mi>F</mi>
      <mo stretchy="false">=</mo>
      <mfrac>
        <mi mathvariant="italic">ENR</mi>
        <mrow>
          <mi>Y</mi>
          <mo stretchy="false">−</mo>
          <mn>1</mn>
        </mrow>
      </mfrac>
    </mrow>
    <annotation encoding="StarMath 5.0">F = { ENR } over { Y - 1 }</annotation>
  </semantics>
</math>
</file>

<file path=Object 44/content.xml><?xml version="1.0" encoding="utf-8"?>
<math xmlns="http://www.w3.org/1998/Math/MathML" display="block"/>
</file>

<file path=Object 45/content.xml><?xml version="1.0" encoding="utf-8"?>
<math xmlns="http://www.w3.org/1998/Math/MathML" display="block">
  <semantics>
    <mrow>
      <msub>
        <mi>F</mi>
        <mi mathvariant="italic">SYS</mi>
      </msub>
      <mo stretchy="false">=</mo>
      <mrow>
        <msub>
          <mi>F</mi>
          <mn>1</mn>
        </msub>
        <mo stretchy="false">+</mo>
        <mfrac>
          <mrow>
            <msub>
              <mi>F</mi>
              <mn>2</mn>
            </msub>
            <mo stretchy="false">−</mo>
            <mn>1</mn>
          </mrow>
          <msub>
            <mi>G</mi>
            <mn>1</mn>
          </msub>
        </mfrac>
      </mrow>
    </mrow>
    <annotation encoding="StarMath 5.0">F_{SYS} = F_1 + { F_2 - 1} over {G_1}</annotation>
  </semantics>
</math>
</file>

<file path=Object 46/content.xml><?xml version="1.0" encoding="utf-8"?>
<math xmlns="http://www.w3.org/1998/Math/MathML" display="block">
  <semantics>
    <mrow>
      <msub>
        <mi>F</mi>
        <mn>1</mn>
      </msub>
      <mo stretchy="false">=</mo>
      <mrow>
        <msub>
          <mi>F</mi>
          <mi mathvariant="italic">SYS</mi>
        </msub>
        <mo stretchy="false">−</mo>
        <mfrac>
          <mrow>
            <msub>
              <mi>F</mi>
              <mn>2</mn>
            </msub>
            <mo stretchy="false">−</mo>
            <mn>1</mn>
          </mrow>
          <msub>
            <mi>G</mi>
            <mn>1</mn>
          </msub>
        </mfrac>
      </mrow>
    </mrow>
    <annotation encoding="StarMath 5.0">F_1 = F_{SYS} - { F_2 - 1} over {G_1}</annotation>
  </semantics>
</math>
</file>

<file path=Object 5/content.xml><?xml version="1.0" encoding="utf-8"?>
<math xmlns="http://www.w3.org/1998/Math/MathML" display="block">
  <semantics>
    <mrow>
      <mi mathvariant="normal">Δ</mi>
      <mrow>
        <mi>P</mi>
        <mo stretchy="false">=</mo>
        <mn>2</mn>
      </mrow>
      <msub>
        <mi>S</mi>
        <mi>V</mi>
      </msub>
      <mrow>
        <mo fence="true" stretchy="false">(</mo>
        <mrow>
          <mi mathvariant="normal">ω</mi>
        </mrow>
        <mo fence="true" stretchy="false">)</mo>
      </mrow>
      <mi mathvariant="normal">Δ</mi>
      <mi>f</mi>
    </mrow>
    <annotation encoding="StarMath 5.0">{%DELTA}P=2S_{ V }( %omega ){%DELTA}f</annotation>
  </semantics>
</math>
</file>

<file path=Object 6/content.xml><?xml version="1.0" encoding="utf-8"?>
<math xmlns="http://www.w3.org/1998/Math/MathML" display="block">
  <semantics>
    <mrow>
      <mi mathvariant="normal">Δ</mi>
      <mrow>
        <mi>P</mi>
        <mo stretchy="false">=</mo>
        <mn>4</mn>
      </mrow>
      <mi mathvariant="italic">kTR</mi>
      <mi mathvariant="normal">Δ</mi>
      <mi>f</mi>
    </mrow>
    <annotation encoding="StarMath 5.0">{%DELTA}P=4kTR{ %DELTA }f</annotation>
  </semantics>
</math>
</file>

<file path=Object 7/content.xml><?xml version="1.0" encoding="utf-8"?>
<math xmlns="http://www.w3.org/1998/Math/MathML" display="block">
  <semantics>
    <mrow>
      <mi mathvariant="normal">Δ</mi>
      <mi>P</mi>
    </mrow>
    <annotation encoding="StarMath 5.0">{%DELTA}P</annotation>
  </semantics>
</math>
</file>

<file path=Object 8/content.xml><?xml version="1.0" encoding="utf-8"?>
<math xmlns="http://www.w3.org/1998/Math/MathML" display="block">
  <semantics>
    <mrow>
      <msub>
        <mi>v</mi>
        <mi>n</mi>
      </msub>
      <mrow>
        <mo fence="true" stretchy="false">(</mo>
        <mrow>
          <mi>t</mi>
        </mrow>
        <mo fence="true" stretchy="false">)</mo>
      </mrow>
    </mrow>
    <annotation encoding="StarMath 5.0">v_{ n }( t )</annotation>
  </semantics>
</math>
</file>

<file path=Object 9/content.xml><?xml version="1.0" encoding="utf-8"?>
<math xmlns="http://www.w3.org/1998/Math/MathML" display="block">
  <semantics>
    <mrow>
      <mi mathvariant="normal">Δ</mi>
      <mrow>
        <mi>P</mi>
        <mo stretchy="false">=</mo>
        <mover accent="true">
          <msup>
            <mrow>
              <mo fence="true" stretchy="false">(</mo>
              <mrow>
                <mrow>
                  <msub>
                    <mi>v</mi>
                    <mi>n</mi>
                  </msub>
                  <mrow>
                    <mo fence="true" stretchy="false">(</mo>
                    <mrow>
                      <mi>t</mi>
                    </mrow>
                    <mo fence="true" stretchy="false">)</mo>
                  </mrow>
                </mrow>
              </mrow>
              <mo fence="true" stretchy="false">)</mo>
            </mrow>
            <mn>2</mn>
          </msup>
          <mo>¯</mo>
        </mover>
      </mrow>
    </mrow>
    <annotation encoding="StarMath 5.0">{%DELTA}P = overline { ({ v_{n}( t ) })^{ 2 } }</annotation>
  </semantics>
</math>
</file>